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middle" fo:background-color="transparent" style:cell-protect="protected"/>
      <style:text-properties fo:color="#000000"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8" style:family="table-cell" style:parent-style-name="Default" style:data-style-name="N0">
      <style:text-properties fo:color="#990000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/>
      <style:text-properties fo:color="#6600FF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/>
      <style:text-properties fo:color="#990099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/>
      <style:text-properties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A5A5A5"/>
      <style:text-properties fo:color="#C00000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/>
      <style:text-properties fo:color="#2F75B5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/>
      <style:text-properties fo:color="#7030A0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A5A5A5"/>
    </style:style>
    <style:style style:name="ce18" style:family="table-cell" style:parent-style-name="Default" style:data-style-name="N0">
      <style:table-cell-properties fo:border="thin solid #000000" fo:background-color="#FFE699"/>
      <style:text-properties fo:color="#C5000B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FFE699"/>
      <style:text-properties fo:color="#375623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3.28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ddition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table:number-columns-repeated="7" table:style-name="ce2"/>
          <table:table-cell office:value-type="string" table:number-columns-spanned="3" table:number-rows-spanned="1" table:style-name="ce7">
            <text:p>Adding Two Binary Numbers</text:p>
          </table:table-cell>
          <table:covered-table-cell table:number-columns-repeated="2"/>
          <table:table-cell table:number-columns-repeated="16374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3">
            <text:p>Carry</text:p>
          </table:table-cell>
          <table:table-cell table:style-name="ce2"/>
          <table:table-cell office:value-type="float" office:value="0" table:formula="of:=IF(OR(AND([.D5]=1;[.D6]=1;[.D7]=1);AND([.D5]=0;[.D6]=1;[.D7]=1);AND([.D5]=1;[.D6]=1;[.D7]=0);AND([.D5]=1;[.D6]=0;[.D7]=1));1;0)" table:style-name="ce4">
            <text:p>0</text:p>
          </table:table-cell>
          <table:table-cell office:value-type="float" office:value="0" table:formula="of:=IF(OR(AND([.E5]=1;[.E6]=1;[.E7]=1);AND([.E5]=0;[.E6]=1;[.E7]=1);AND([.E5]=1;[.E6]=1;[.E7]=0);AND([.E5]=1;[.E6]=0;[.E7]=1));1;0)" table:style-name="ce4">
            <text:p>0</text:p>
          </table:table-cell>
          <table:table-cell office:value-type="float" office:value="0" table:formula="of:=IF(OR(AND([.F5]=1;[.F6]=1;[.F7]=1);AND([.F5]=0;[.F6]=1;[.F7]=1);AND([.F5]=1;[.F6]=1;[.F7]=0);AND([.F5]=1;[.F6]=0;[.F7]=1));1;0)" table:style-name="ce4">
            <text:p>0</text:p>
          </table:table-cell>
          <table:table-cell office:value-type="float" office:value="1" table:formula="of:=IF(OR(AND([.G5]=1;[.G6]=1;[.G7]=1);AND([.G5]=0;[.G6]=1;[.G7]=1);AND([.G5]=1;[.G6]=1;[.G7]=0);AND([.G5]=1;[.G6]=0;[.G7]=1));1;0)" table:style-name="ce4">
            <text:p>1</text:p>
          </table:table-cell>
          <table:table-cell office:value-type="float" office:value="0" table:formula="of:=IF(AND([.H6]=1;[.H7]=1);1;0)" table:style-name="ce4">
            <text:p>0</text:p>
          </table:table-cell>
          <table:table-cell table:style-name="ce5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formula="of:=IF(OR(AND([.C5]=1;[.C6]=1;[.C7]=1);AND([.C5]=0;[.C6]=1;[.C7]=1);AND([.C5]=1;[.C6]=1;[.C7]=0);AND([.C5]=1;[.C6]=0;[.C7]=1));1;0)" table:style-name="ce2">
            <text:p>1</text:p>
          </table:table-cell>
          <table:table-cell office:value-type="float" office:value="0" table:formula="of:=IF(OR(AND([.C5]=0;[.C6]=0;[.C7]=0);AND([.C5]=0;[.C6]=1;[.C7]=1);AND([.C5]=1;[.C6]=1;[.C7]=0);AND([.C5]=1;[.C6]=0;[.C7]=1));0;1)" table:style-name="ce2">
            <text:p>0</text:p>
          </table:table-cell>
          <table:table-cell office:value-type="float" office:value="1" table:formula="of:=IF(OR(AND([.D5]=0;[.D6]=0;[.D7]=0);AND([.D5]=0;[.D6]=1;[.D7]=1);AND([.D5]=1;[.D6]=1;[.D7]=0);AND([.D5]=1;[.D6]=0;[.D7]=1));0;1)" table:style-name="ce2">
            <text:p>1</text:p>
          </table:table-cell>
          <table:table-cell office:value-type="float" office:value="1" table:formula="of:=IF(OR(AND([.E5]=0;[.E6]=0;[.E7]=0);AND([.E5]=0;[.E6]=1;[.E7]=1);AND([.E5]=1;[.E6]=1;[.E7]=0);AND([.E5]=1;[.E6]=0;[.E7]=1));0;1)" table:style-name="ce2">
            <text:p>1</text:p>
          </table:table-cell>
          <table:table-cell office:value-type="float" office:value="1" table:formula="of:=IF(OR(AND([.F5]=0;[.F6]=0;[.F7]=0);AND([.F5]=0;[.F6]=1;[.F7]=1);AND([.F5]=1;[.F6]=1;[.F7]=0);AND([.F5]=1;[.F6]=0;[.F7]=1));0;1)" table:style-name="ce2">
            <text:p>1</text:p>
          </table:table-cell>
          <table:table-cell office:value-type="float" office:value="0" table:formula="of:=IF(OR(AND([.G5]=0;[.G6]=0;[.G7]=0);AND([.G5]=0;[.G6]=1;[.G7]=1);AND([.G5]=1;[.G6]=1;[.G7]=0);AND([.G5]=1;[.G6]=0;[.G7]=1));0;1)" table:style-name="ce2">
            <text:p>0</text:p>
          </table:table-cell>
          <table:table-cell office:value-type="float" office:value="1" table:formula="of:=IF(OR(AND([.H6]=0;[.H7]=0);AND([.H6]=1;[.H7]=1));0;1)" table:style-name="ce2">
            <text:p>1</text:p>
          </table:table-cell>
          <table:table-cell table:number-columns-repeated="1016" table:style-name="ce2"/>
          <table:table-cell table:number-columns-repeated="15360"/>
        </table:table-row>
        <table:table-row table:number-rows-repeated="9" table:style-name="ro2">
          <table:table-cell table:number-columns-repeated="16384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style-name="ce6"/>
          <table:table-cell table:number-columns-repeated="16383"/>
        </table:table-row>
        <table:table-row table:number-rows-repeated="3" table:style-name="ro2">
          <table:table-cell table:number-columns-repeated="16384"/>
        </table:table-row>
        <table:table-row table:number-rows-repeated="5" table:style-name="ro1">
          <table:table-cell table:style-name="ce6"/>
          <table:table-cell table:number-columns-repeated="16383"/>
        </table:table-row>
        <table:table-row table:number-rows-repeated="1048546" table:style-name="ro2">
          <table:table-cell table:number-columns-repeated="16384"/>
        </table:table-row>
      </table:table>
      <table:table table:name="Subtraction" table:style-name="ta2">
        <table:table-column table:style-name="co2" table:default-cell-style-name="ce1"/>
        <table:table-column table:style-name="co3" table:default-cell-style-name="ce1"/>
        <table:table-column table:style-name="co2" table:number-columns-repeated="16382" table:default-cell-style-name="ce1"/>
        <table:table-row table:style-name="ro3">
          <table:table-cell table:number-columns-repeated="16384"/>
        </table:table-row>
        <table:table-row table:style-name="ro3">
          <table:table-cell table:number-columns-repeated="2" table:style-name="ce12"/>
          <table:table-cell table:number-columns-repeated="16382" table:style-name="ce1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table:style-name="ce8"/>
          <table:table-cell office:value-type="string" table:style-name="ce14">
            <text:p>Carry</text:p>
          </table:table-cell>
          <table:table-cell office:value-type="float" office:value="0" table:formula="of:=IF(OR(AND([.D5]=1;[.D7]=1;[.D8]=1);AND([.D5]=0;[.D7]=1;[.D8]=1);AND([.D5]=1;[.D7]=1;[.D8]=0);AND([.D5]=1;[.D7]=0;[.D8]=1));1;0)" table:style-name="ce17">
            <text:p>0</text:p>
          </table:table-cell>
          <table:table-cell office:value-type="float" office:value="0" table:formula="of:=IF(OR(AND([.E5]=1;[.E7]=1;[.E8]=1);AND([.E5]=0;[.E7]=1;[.E8]=1);AND([.E5]=1;[.E7]=1;[.E8]=0);AND([.E5]=1;[.E7]=0;[.E8]=1));1;0)" table:style-name="ce17">
            <text:p>0</text:p>
          </table:table-cell>
          <table:table-cell office:value-type="float" office:value="0" table:formula="of:=IF(OR(AND([.F5]=1;[.F7]=1;[.F8]=1);AND([.F5]=0;[.F7]=1;[.F8]=1);AND([.F5]=1;[.F7]=1;[.F8]=0);AND([.F5]=1;[.F7]=0;[.F8]=1));1;0)" table:style-name="ce17">
            <text:p>0</text:p>
          </table:table-cell>
          <table:table-cell office:value-type="float" office:value="0" table:formula="of:=IF(OR(AND([.G5]=1;[.G7]=1;[.G8]=1);AND([.G5]=0;[.G7]=1;[.G8]=1);AND([.G5]=1;[.G7]=1;[.G8]=0);AND([.G5]=1;[.G7]=0;[.G8]=1));1;0)" table:style-name="ce17">
            <text:p>0</text:p>
          </table:table-cell>
          <table:table-cell office:value-type="float" office:value="1" table:formula="of:=IF(AND([.H7]=1;[.H8]=1);1;0)" table:style-name="ce17">
            <text:p>1</text:p>
          </table:table-cell>
          <table:table-cell table:style-name="ce17"/>
          <table:table-cell table:number-columns-repeated="16376"/>
        </table:table-row>
        <table:table-row table:style-name="ro1">
          <table:table-cell table:style-name="ce1"/>
          <table:table-cell office:value-type="string" table:style-name="ce19">
            <text:p>Original Number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1's Complement</text:p>
          </table:table-cell>
          <table:table-cell office:value-type="float" office:value="0" table:formula="of:=IF([.C6]=0;1;IF([.C6]=1;0))" table:style-name="ce9">
            <text:p>0</text:p>
          </table:table-cell>
          <table:table-cell office:value-type="float" office:value="1" table:formula="of:=IF([.D6]=0;1;IF([.D6]=1;0))" table:style-name="ce9">
            <text:p>1</text:p>
          </table:table-cell>
          <table:table-cell office:value-type="float" office:value="1" table:formula="of:=IF([.E6]=0;1;IF([.E6]=1;0))" table:style-name="ce9">
            <text:p>1</text:p>
          </table:table-cell>
          <table:table-cell office:value-type="float" office:value="0" table:formula="of:=IF([.F6]=0;1;IF([.F6]=1;0))" table:style-name="ce9">
            <text:p>0</text:p>
          </table:table-cell>
          <table:table-cell office:value-type="float" office:value="0" table:formula="of:=IF([.G6]=0;1;IF([.G6]=1;0))" table:style-name="ce9">
            <text:p>0</text:p>
          </table:table-cell>
          <table:table-cell office:value-type="float" office:value="1" table:formula="of:=IF([.H6]=0;1;IF([.H6]=1;0))" table:style-name="ce9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+</text:p>
          </table:table-cell>
          <table:table-cell table:style-name="ce9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=</text:p>
          </table:table-cell>
          <table:table-cell office:value-type="string" table:style-name="ce11">
            <text:p>2's Complement</text:p>
          </table:table-cell>
          <table:table-cell office:value-type="float" office:value="0" table:formula="of:=IF(OR(AND([.C5]=0;[.C7]=0;[.C8]=0);AND([.C5]=0;[.C7]=1;[.C8]=1);AND([.C5]=1;[.C7]=1;[.C8]=0);AND([.C5]=1;[.C7]=0;[.C8]=1));0;1)" table:style-name="ce9">
            <text:p>0</text:p>
          </table:table-cell>
          <table:table-cell office:value-type="float" office:value="1" table:formula="of:=IF(OR(AND([.D5]=0;[.D7]=0;[.D8]=0);AND([.D5]=0;[.D7]=1;[.D8]=1);AND([.D5]=1;[.D7]=1;[.D8]=0);AND([.D5]=1;[.D7]=0;[.D8]=1));0;1)" table:style-name="ce9">
            <text:p>1</text:p>
          </table:table-cell>
          <table:table-cell office:value-type="float" office:value="1" table:formula="of:=IF(OR(AND([.E5]=0;[.E7]=0;[.E8]=0);AND([.E5]=0;[.E7]=1;[.E8]=1);AND([.E5]=1;[.E7]=1;[.E8]=0);AND([.E5]=1;[.E7]=0;[.E8]=1));0;1)" table:style-name="ce9">
            <text:p>1</text:p>
          </table:table-cell>
          <table:table-cell office:value-type="float" office:value="0" table:formula="of:=IF(OR(AND([.F5]=0;[.F7]=0;[.F8]=0);AND([.F5]=0;[.F7]=1;[.F8]=1);AND([.F5]=1;[.F7]=1;[.F8]=0);AND([.F5]=1;[.F7]=0;[.F8]=1));0;1)" table:style-name="ce9">
            <text:p>0</text:p>
          </table:table-cell>
          <table:table-cell office:value-type="float" office:value="1" table:formula="of:=IF(OR(AND([.G5]=0;[.G7]=0;[.G8]=0);AND([.G5]=0;[.G7]=1;[.G8]=1);AND([.G5]=1;[.G7]=1;[.G8]=0);AND([.G5]=1;[.G7]=0;[.G8]=1));0;1)" table:style-name="ce9">
            <text:p>1</text:p>
          </table:table-cell>
          <table:table-cell office:value-type="float" office:value="0" table:formula="of:=IF(OR(AND([.H7]=0;[.H8]=0);AND([.H7]=1;[.H8]=1));0;1)" table:style-name="ce9">
            <text:p>0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1">
          <table:table-cell table:style-name="ce1"/>
          <table:table-cell office:value-type="string" table:style-name="ce14">
            <text:p>Carry</text:p>
          </table:table-cell>
          <table:table-cell office:value-type="float" office:value="1" table:formula="of:=IF(OR(AND([.D11]=1;[.D12]=1;[.D13]=1);AND([.D11]=0;[.D12]=1;[.D13]=1);AND([.D11]=1;[.D12]=1;[.D13]=0);AND([.D11]=1;[.D12]=0;[.D13]=1));1;0)" table:style-name="ce14">
            <text:p>1</text:p>
          </table:table-cell>
          <table:table-cell office:value-type="float" office:value="1" table:formula="of:=IF(OR(AND([.E11]=1;[.E12]=1;[.E13]=1);AND([.E11]=0;[.E12]=1;[.E13]=1);AND([.E11]=1;[.E12]=1;[.E13]=0);AND([.E11]=1;[.E12]=0;[.E13]=1));1;0)" table:style-name="ce14">
            <text:p>1</text:p>
          </table:table-cell>
          <table:table-cell office:value-type="float" office:value="1" table:formula="of:=IF(OR(AND([.F11]=1;[.F12]=1;[.F13]=1);AND([.F11]=0;[.F12]=1;[.F13]=1);AND([.F11]=1;[.F12]=1;[.F13]=0);AND([.F11]=1;[.F12]=0;[.F13]=1));1;0)" table:style-name="ce14">
            <text:p>1</text:p>
          </table:table-cell>
          <table:table-cell office:value-type="float" office:value="1" table:formula="of:=IF(OR(AND([.G11]=1;[.G12]=1;[.G13]=1);AND([.G11]=0;[.G12]=1;[.G13]=1);AND([.G11]=1;[.G12]=1;[.G13]=0);AND([.G11]=1;[.G12]=0;[.G13]=1));1;0)" table:style-name="ce14">
            <text:p>1</text:p>
          </table:table-cell>
          <table:table-cell office:value-type="float" office:value="0" table:formula="of:=IF(AND([.H12]=1;[.H13]=1);1;0)" table:style-name="ce14">
            <text:p>0</text:p>
          </table:table-cell>
          <table:table-cell table:style-name="ce14"/>
          <table:table-cell table:number-columns-repeated="16376"/>
        </table:table-row>
        <table:table-row table:style-name="ro1">
          <table:table-cell table:style-name="ce1"/>
          <table:table-cell office:value-type="string" table:style-name="ce15">
            <text:p>Original Number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+</text:p>
          </table:table-cell>
          <table:table-cell office:value-type="string" table:style-name="ce16">
            <text:p>2's Complement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=</text:p>
          </table:table-cell>
          <table:table-cell office:value-type="float" office:value="1" table:formula="of:=IF(OR(AND([.B11]=0;[.B12]=0;[.B7]=0);AND([.B11]=0;[.B12]=1;[.B13]=1);AND([.B11]=1;[.B12]=1;[.B13]=0);AND([.B11]=1;[.B12]=0;[.B13]=1));0;1)" table:style-name="ce9">
            <text:p>1</text:p>
          </table:table-cell>
          <table:table-cell office:value-type="float" office:value="0" table:formula="of:=IF(OR(AND([.C11]=0;[.C12]=0;[.C7]=0);AND([.C11]=0;[.C12]=1;[.C13]=1);AND([.C11]=1;[.C12]=1;[.C13]=0);AND([.C11]=1;[.C12]=0;[.C13]=1));0;1)" table:style-name="ce9">
            <text:p>0</text:p>
          </table:table-cell>
          <table:table-cell office:value-type="float" office:value="0" table:formula="of:=IF(OR(AND([.D11]=0;[.D12]=0;[.D7]=0);AND([.D11]=0;[.D12]=1;[.D13]=1);AND([.D11]=1;[.D12]=1;[.D13]=0);AND([.D11]=1;[.D12]=0;[.D13]=1));0;1)" table:style-name="ce9">
            <text:p>0</text:p>
          </table:table-cell>
          <table:table-cell office:value-type="float" office:value="0" table:formula="of:=IF(OR(AND([.E11]=0;[.E12]=0;[.E7]=0);AND([.E11]=0;[.E12]=1;[.E13]=1);AND([.E11]=1;[.E12]=1;[.E13]=0);AND([.E11]=1;[.E12]=0;[.E13]=1));0;1)" table:style-name="ce9">
            <text:p>0</text:p>
          </table:table-cell>
          <table:table-cell office:value-type="float" office:value="0" table:formula="of:=IF(OR(AND([.F11]=0;[.F12]=0;[.F7]=0);AND([.F11]=0;[.F12]=1;[.F13]=1);AND([.F11]=1;[.F12]=1;[.F13]=0);AND([.F11]=1;[.F12]=0;[.F13]=1));0;1)" table:style-name="ce9">
            <text:p>0</text:p>
          </table:table-cell>
          <table:table-cell office:value-type="float" office:value="0" table:formula="of:=IF(OR(AND([.G11]=0;[.G12]=0;[.G7]=0);AND([.G11]=0;[.G12]=1;[.G13]=1);AND([.G11]=1;[.G12]=1;[.G13]=0);AND([.G11]=1;[.G12]=0;[.G13]=1));0;1)" table:style-name="ce9">
            <text:p>0</text:p>
          </table:table-cell>
          <table:table-cell office:value-type="float" office:value="0" table:formula="of:=IF(OR(AND([.H12]=0;[.H13]=0);AND([.H12]=1;[.H13]=1));0;1)" table:style-name="ce9">
            <text:p>0</text:p>
          </table:table-cell>
          <table:table-cell table:number-columns-repeated="16376"/>
        </table:table-row>
        <table:table-row table:number-rows-repeated="1048562" table:style-name="ro3">
          <table:table-cell table:number-columns-repeated="16384"/>
        </table:table-row>
      </table:table>
      <table:table table:name="Conversion" table:style-name="ta3">
        <table:table-column table:style-name="co2" table:number-columns-repeated="16384" table:default-cell-style-name="ce1"/>
        <table:table-row table:number-rows-repeated="26" table:style-name="ro3">
          <table:table-cell table:number-columns-repeated="16384"/>
        </table:table-row>
        <table:table-row table:style-name="ro3">
          <table:table-cell office:value-type="string" table:style-name="ce1">
            <text:p>Binary Powers: A1*POWER(base,power)</text:p>
          </table:table-cell>
          <table:table-cell table:number-columns-repeated="16383"/>
        </table:table-row>
        <table:table-row table:number-rows-repeated="10485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IE">
      <number:number number:min-integer-digits="1"/>
    </number:number-style>
    <number:currency-style style:name="N37P0" number:language="en" number:country="IE">
      <number:currency-symbol number:language="en" number:country="IE">€</number:currency-symbol>
      <number:number number:decimal-places="2" number:min-integer-digits="1" number:grouping="true"/>
    </number:currency-style>
    <number:currency-style style:name="N37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tudent401</meta:initial-creator>
    <dc:creator>student401</dc:creator>
    <meta:creation-date>2014-11-11T12:39:43Z</meta:creation-date>
    <dc:date>2014-11-11T12:39:44Z</dc:date>
    <meta:editing-cycles>1</meta:editing-cycles>
    <meta:editing-duration>PT3673S</meta:editing-duration>
  </office:meta>
</office:document-meta>
</file>